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3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eeSize-Mariusz Magnuszewski" table:style-name="ta1">
        <table:shapes>
          <draw:frame draw:z-index="0" draw:style-name="gr1" draw:text-style-name="P1" svg:width="261.61mm" svg:height="165.14mm" svg:x="29.61mm" svg:y="5.59mm">
            <draw:object draw:notify-on-update-of-ranges="'TreeSize-Mariusz Magnuszewski'.A1:'TreeSize-Mariusz Magnuszewski'.A1200 'TreeSize-Mariusz Magnuszewski'.B1:'TreeSize-Mariusz Magnuszewski'.B1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.635" calcext:value-type="float">
            <text:p>44,6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.825" calcext:value-type="float">
            <text:p>44,8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.825" calcext:value-type="float">
            <text:p>44,8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.889" calcext:value-type="float">
            <text:p>44,88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4.063" calcext:value-type="float">
            <text:p>44,06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.635" calcext:value-type="float">
            <text:p>44,6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.063" calcext:value-type="float">
            <text:p>44,06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.444" calcext:value-type="float">
            <text:p>44,4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.444" calcext:value-type="float">
            <text:p>44,4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.571" calcext:value-type="float">
            <text:p>44,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.571" calcext:value-type="float">
            <text:p>44,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.571" calcext:value-type="float">
            <text:p>44,5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063" calcext:value-type="float">
            <text:p>44,0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635" calcext:value-type="float">
            <text:p>44,6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.635" calcext:value-type="float">
            <text:p>44,6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.635" calcext:value-type="float">
            <text:p>44,63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.444" calcext:value-type="float">
            <text:p>44,4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063" calcext:value-type="float">
            <text:p>44,0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.571" calcext:value-type="float">
            <text:p>44,5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.571" calcext:value-type="float">
            <text:p>44,5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.571" calcext:value-type="float">
            <text:p>44,5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635" calcext:value-type="float">
            <text:p>44,6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635" calcext:value-type="float">
            <text:p>44,6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635" calcext:value-type="float">
            <text:p>44,6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444" calcext:value-type="float">
            <text:p>44,4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635" calcext:value-type="float">
            <text:p>44,6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635" calcext:value-type="float">
            <text:p>44,6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635" calcext:value-type="float">
            <text:p>44,6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444" calcext:value-type="float">
            <text:p>44,4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063" calcext:value-type="float">
            <text:p>44,0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444" calcext:value-type="float">
            <text:p>44,4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063" calcext:value-type="float">
            <text:p>44,0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444" calcext:value-type="float">
            <text:p>44,4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254" calcext:value-type="float">
            <text:p>44,2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635" calcext:value-type="float">
            <text:p>44,6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889" calcext:value-type="float">
            <text:p>44,8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889" calcext:value-type="float">
            <text:p>44,8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889" calcext:value-type="float">
            <text:p>44,8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698" calcext:value-type="float">
            <text:p>44,6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254" calcext:value-type="float">
            <text:p>44,2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571" calcext:value-type="float">
            <text:p>44,5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.317" calcext:value-type="float">
            <text:p>44,3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254" calcext:value-type="float">
            <text:p>44,2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508" calcext:value-type="float">
            <text:p>44,5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762" calcext:value-type="float">
            <text:p>44,7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571" calcext:value-type="float">
            <text:p>44,5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.937" calcext:value-type="float">
            <text:p>43,9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127" calcext:value-type="float">
            <text:p>44,1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381" calcext:value-type="float">
            <text:p>44,3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.19" calcext:value-type="float">
            <text:p>44,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81" calcext:value-type="float">
            <text:p>43,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.063" calcext:value-type="float">
            <text:p>44,0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.063" calcext:value-type="float">
            <text:p>44,0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.063" calcext:value-type="float">
            <text:p>44,0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873" calcext:value-type="float">
            <text:p>43,8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746" calcext:value-type="float">
            <text:p>43,7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619" calcext:value-type="float">
            <text:p>43,6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429" calcext:value-type="float">
            <text:p>43,4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302" calcext:value-type="float">
            <text:p>43,3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.857" calcext:value-type="float">
            <text:p>42,8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603" calcext:value-type="float">
            <text:p>42,6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.476" calcext:value-type="float">
            <text:p>42,4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.73" calcext:value-type="float">
            <text:p>42,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.492" calcext:value-type="float">
            <text:p>43,4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683" calcext:value-type="float">
            <text:p>43,6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556" calcext:value-type="float">
            <text:p>43,5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.413" calcext:value-type="float">
            <text:p>42,4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.667" calcext:value-type="float">
            <text:p>42,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365" calcext:value-type="float">
            <text:p>43,3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238" calcext:value-type="float">
            <text:p>43,2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.048" calcext:value-type="float">
            <text:p>43,0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.175" calcext:value-type="float">
            <text:p>43,1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651" calcext:value-type="float">
            <text:p>41,6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46" calcext:value-type="float">
            <text:p>41,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.111" calcext:value-type="float">
            <text:p>43,1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21" calcext:value-type="float">
            <text:p>42,9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032" calcext:value-type="float">
            <text:p>42,0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222" calcext:value-type="float">
            <text:p>42,2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984" calcext:value-type="float">
            <text:p>42,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794" calcext:value-type="float">
            <text:p>42,7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349" calcext:value-type="float">
            <text:p>42,3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095" calcext:value-type="float">
            <text:p>42,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05" calcext:value-type="float">
            <text:p>41,9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286" calcext:value-type="float">
            <text:p>42,2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.159" calcext:value-type="float">
            <text:p>42,1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14" calcext:value-type="float">
            <text:p>41,7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778" calcext:value-type="float">
            <text:p>41,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968" calcext:value-type="float">
            <text:p>41,9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524" calcext:value-type="float">
            <text:p>41,5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397" calcext:value-type="float">
            <text:p>41,3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587" calcext:value-type="float">
            <text:p>41,5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.841" calcext:value-type="float">
            <text:p>41,8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2:18:00.23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9T22:23:07.675000000</dc:date>
    <meta:editing-duration>PT36M21S</meta:editing-duration>
    <meta:editing-cycles>6</meta:editing-cycles>
    <meta:generator>LibreOffice/6.2.3.2$Windows_X86_64 LibreOffice_project/aecc05fe267cc68dde00352a451aa867b3b546ac</meta:generator>
    <meta:document-statistic meta:table-count="1" meta:cell-count="24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39" chart:maximum="4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62cm" svg:height="16.515cm" xlink:href=".." xlink:type="simple" chart:class="chart:scatter" chart:style-name="ch1">
        <chart:plot-area chart:style-name="ch2" table:cell-range-address="'TreeSize-Mariusz Magnuszewski'.A1:'TreeSize-Mariusz Magnuszewski'.B1200" svg:x="0.523cm" svg:y="0.33cm" svg:width="25.116cm" svg:height="15.855cm">
          <chartooo:coordinate-region svg:x="1.155cm" svg:y="0.532cm" svg:width="24.196cm" svg:height="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reeSize-Mariusz Magnuszewski'.B1:'TreeSize-Mariusz Magnuszewski'.B1200" chart:class="chart:scatter">
            <chart:domain table:cell-range-address="'TreeSize-Mariusz Magnuszewski'.A1:'TreeSize-Mariusz Magnuszewski'.A1200"/>
            <chart:data-point chart:repeated="12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2">
                <text:p>222</text:p>
                <draw:g>
                  <svg:desc>'TreeSize-Mariusz Magnuszewski'.A1:'TreeSize-Mariusz Magnuszewski'.A1200</svg:desc>
                </draw:g>
              </table:table-cell>
              <table:table-cell office:value-type="float" office:value="42.476">
                <text:p>42.476</text:p>
                <draw:g>
                  <svg:desc>'TreeSize-Mariusz Magnuszewski'.B1:'TreeSize-Mariusz Magnuszewski'.B1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2">
                <text:p>222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2">
                <text:p>222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">
                <text:p>202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">
                <text:p>202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">
                <text:p>197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">
                <text:p>182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">
                <text:p>167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2">
                <text:p>162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">
                <text:p>147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">
                <text:p>127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2">
                <text:p>112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">
                <text:p>127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">
                <text:p>127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6">
                <text:p>116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">
                <text:p>101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44.635">
                <text:p>44.6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">
                <text:p>101</text:p>
              </table:table-cell>
              <table:table-cell office:value-type="float" office:value="44.825">
                <text:p>44.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">
                <text:p>107</text:p>
              </table:table-cell>
              <table:table-cell office:value-type="float" office:value="44.825">
                <text:p>44.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7">
                <text:p>107</text:p>
              </table:table-cell>
              <table:table-cell office:value-type="float" office:value="44.889">
                <text:p>44.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">
                <text:p>107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7">
                <text:p>207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7">
                <text:p>207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7">
                <text:p>207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7">
                <text:p>187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7">
                <text:p>187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2">
                <text:p>182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7">
                <text:p>167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7">
                <text:p>167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2">
                <text:p>162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">
                <text:p>147</text:p>
              </table:table-cell>
              <table:table-cell office:value-type="float" office:value="44.063">
                <text:p>44.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2">
                <text:p>142</text:p>
              </table:table-cell>
              <table:table-cell office:value-type="float" office:value="44.635">
                <text:p>44.6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7">
                <text:p>127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2">
                <text:p>112</text:p>
              </table:table-cell>
              <table:table-cell office:value-type="float" office:value="44.063">
                <text:p>44.0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7">
                <text:p>127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7">
                <text:p>127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6">
                <text:p>116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2">
                <text:p>112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1">
                <text:p>101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">
                <text:p>101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">
                <text:p>101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1">
                <text:p>101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7">
                <text:p>107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7">
                <text:p>107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">
                <text:p>107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2">
                <text:p>192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2">
                <text:p>192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2">
                <text:p>192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2">
                <text:p>172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2">
                <text:p>172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7">
                <text:p>167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2">
                <text:p>152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2">
                <text:p>152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7">
                <text:p>147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7">
                <text:p>147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2">
                <text:p>142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7">
                <text:p>127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2">
                <text:p>112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">
                <text:p>127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7">
                <text:p>127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6">
                <text:p>116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">
                <text:p>112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">
                <text:p>101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">
                <text:p>101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1">
                <text:p>101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1">
                <text:p>101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">
                <text:p>107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7">
                <text:p>107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7">
                <text:p>107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2">
                <text:p>192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">
                <text:p>192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2">
                <text:p>192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2">
                <text:p>17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2">
                <text:p>172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7">
                <text:p>167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">
                <text:p>152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2">
                <text:p>15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2">
                <text:p>132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2">
                <text:p>132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7">
                <text:p>1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">
                <text:p>1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">
                <text:p>112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2">
                <text:p>11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">
                <text:p>101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">
                <text:p>97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">
                <text:p>86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">
                <text:p>86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">
                <text:p>86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2">
                <text:p>92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7">
                <text:p>187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7">
                <text:p>187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2">
                <text:p>192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2">
                <text:p>17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2">
                <text:p>172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7">
                <text:p>167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2">
                <text:p>15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2">
                <text:p>132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2">
                <text:p>132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7">
                <text:p>1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">
                <text:p>97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">
                <text:p>101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7">
                <text:p>97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">
                <text:p>86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">
                <text:p>86</text:p>
              </table:table-cell>
              <table:table-cell office:value-type="float" office:value="44.063">
                <text:p>44.0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">
                <text:p>86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">
                <text:p>86</text:p>
              </table:table-cell>
              <table:table-cell office:value-type="float" office:value="44.635">
                <text:p>44.6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2">
                <text:p>92</text:p>
              </table:table-cell>
              <table:table-cell office:value-type="float" office:value="44.635">
                <text:p>44.6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">
                <text:p>92</text:p>
              </table:table-cell>
              <table:table-cell office:value-type="float" office:value="44.635">
                <text:p>44.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2">
                <text:p>92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7">
                <text:p>187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">
                <text:p>187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2">
                <text:p>192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2">
                <text:p>172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2">
                <text:p>172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7">
                <text:p>167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2">
                <text:p>152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2">
                <text:p>152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2">
                <text:p>132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7">
                <text:p>127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7">
                <text:p>97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">
                <text:p>112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">
                <text:p>112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">
                <text:p>101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7">
                <text:p>97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">
                <text:p>86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">
                <text:p>86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">
                <text:p>86</text:p>
              </table:table-cell>
              <table:table-cell office:value-type="float" office:value="44.063">
                <text:p>44.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">
                <text:p>86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">
                <text:p>92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">
                <text:p>92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">
                <text:p>92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2">
                <text:p>172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2">
                <text:p>172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7">
                <text:p>177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7">
                <text:p>157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7">
                <text:p>157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7">
                <text:p>137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7">
                <text:p>137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7">
                <text:p>11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7">
                <text:p>117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2">
                <text:p>11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2">
                <text:p>112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7">
                <text:p>97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2">
                <text:p>112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2">
                <text:p>112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1">
                <text:p>10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7">
                <text:p>97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6">
                <text:p>86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6">
                <text:p>86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6">
                <text:p>86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6">
                <text:p>86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">
                <text:p>92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2">
                <text:p>92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2">
                <text:p>92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2">
                <text:p>152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2">
                <text:p>152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">
                <text:p>157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7">
                <text:p>137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7">
                <text:p>13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7">
                <text:p>13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7">
                <text:p>137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7">
                <text:p>137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7">
                <text:p>117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2">
                <text:p>112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2">
                <text:p>112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">
                <text:p>97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7">
                <text:p>97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">
                <text:p>97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6">
                <text:p>86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2">
                <text:p>82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1">
                <text:p>71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1">
                <text:p>71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1">
                <text:p>71</text:p>
              </table:table-cell>
              <table:table-cell office:value-type="float" office:value="44.635">
                <text:p>44.6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7">
                <text:p>77</text:p>
              </table:table-cell>
              <table:table-cell office:value-type="float" office:value="44.635">
                <text:p>44.6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7">
                <text:p>77</text:p>
              </table:table-cell>
              <table:table-cell office:value-type="float" office:value="44.635">
                <text:p>44.6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7">
                <text:p>77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2">
                <text:p>132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2">
                <text:p>132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7">
                <text:p>137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7">
                <text:p>117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">
                <text:p>11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7">
                <text:p>11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7">
                <text:p>117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7">
                <text:p>117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7">
                <text:p>117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7">
                <text:p>117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2">
                <text:p>112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2">
                <text:p>112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7">
                <text:p>97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7">
                <text:p>97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7">
                <text:p>97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">
                <text:p>86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1">
                <text:p>71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1">
                <text:p>71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">
                <text:p>71</text:p>
              </table:table-cell>
              <table:table-cell office:value-type="float" office:value="44.635">
                <text:p>44.6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7">
                <text:p>77</text:p>
              </table:table-cell>
              <table:table-cell office:value-type="float" office:value="44.635">
                <text:p>44.6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7">
                <text:p>77</text:p>
              </table:table-cell>
              <table:table-cell office:value-type="float" office:value="44.635">
                <text:p>44.6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">
                <text:p>77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2">
                <text:p>132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2">
                <text:p>132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7">
                <text:p>137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7">
                <text:p>117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7">
                <text:p>117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7">
                <text:p>117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7">
                <text:p>117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7">
                <text:p>117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7">
                <text:p>11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7">
                <text:p>117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2">
                <text:p>11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2">
                <text:p>112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7">
                <text:p>97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7">
                <text:p>97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7">
                <text:p>97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6">
                <text:p>86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1">
                <text:p>71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1">
                <text:p>71</text:p>
              </table:table-cell>
              <table:table-cell office:value-type="float" office:value="44.063">
                <text:p>44.0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">
                <text:p>71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1">
                <text:p>71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7">
                <text:p>77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7">
                <text:p>77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7">
                <text:p>77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2">
                <text:p>132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2">
                <text:p>132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7">
                <text:p>137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7">
                <text:p>117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7">
                <text:p>117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7">
                <text:p>117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7">
                <text:p>117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7">
                <text:p>117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7">
                <text:p>117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7">
                <text:p>117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2">
                <text:p>112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2">
                <text:p>112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7">
                <text:p>97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7">
                <text:p>97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7">
                <text:p>97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6">
                <text:p>86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">
                <text:p>8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1">
                <text:p>71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1">
                <text:p>71</text:p>
              </table:table-cell>
              <table:table-cell office:value-type="float" office:value="44.063">
                <text:p>44.0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1">
                <text:p>71</text:p>
              </table:table-cell>
              <table:table-cell office:value-type="float" office:value="44.444">
                <text:p>44.4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1">
                <text:p>71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7">
                <text:p>77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7">
                <text:p>77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7">
                <text:p>77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">
                <text:p>132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">
                <text:p>132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7">
                <text:p>137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7">
                <text:p>11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7">
                <text:p>11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7">
                <text:p>11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7">
                <text:p>117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7">
                <text:p>117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7">
                <text:p>11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7">
                <text:p>117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2">
                <text:p>112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2">
                <text:p>11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7">
                <text:p>97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7">
                <text:p>97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7">
                <text:p>97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6">
                <text:p>86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2">
                <text:p>82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1">
                <text:p>71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1">
                <text:p>71</text:p>
              </table:table-cell>
              <table:table-cell office:value-type="float" office:value="44.254">
                <text:p>44.2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">
                <text:p>71</text:p>
              </table:table-cell>
              <table:table-cell office:value-type="float" office:value="44.635">
                <text:p>44.6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">
                <text:p>71</text:p>
              </table:table-cell>
              <table:table-cell office:value-type="float" office:value="44.889">
                <text:p>44.88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7">
                <text:p>77</text:p>
              </table:table-cell>
              <table:table-cell office:value-type="float" office:value="44.889">
                <text:p>44.8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7">
                <text:p>77</text:p>
              </table:table-cell>
              <table:table-cell office:value-type="float" office:value="44.889">
                <text:p>44.8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7">
                <text:p>77</text:p>
              </table:table-cell>
              <table:table-cell office:value-type="float" office:value="44.698">
                <text:p>44.6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2">
                <text:p>132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2">
                <text:p>132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7">
                <text:p>137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7">
                <text:p>117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7">
                <text:p>117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7">
                <text:p>117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7">
                <text:p>117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7">
                <text:p>117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7">
                <text:p>117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7">
                <text:p>11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2">
                <text:p>112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2">
                <text:p>112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7">
                <text:p>97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7">
                <text:p>97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7">
                <text:p>97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6">
                <text:p>86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">
                <text:p>82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1">
                <text:p>71</text:p>
              </table:table-cell>
              <table:table-cell office:value-type="float" office:value="44.254">
                <text:p>44.25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1">
                <text:p>71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1">
                <text:p>71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1">
                <text:p>71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">
                <text:p>77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">
                <text:p>77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7">
                <text:p>77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">
                <text:p>132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2">
                <text:p>132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7">
                <text:p>137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7">
                <text:p>117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7">
                <text:p>117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7">
                <text:p>117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7">
                <text:p>117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17">
                <text:p>117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17">
                <text:p>117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17">
                <text:p>11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2">
                <text:p>112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7">
                <text:p>97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7">
                <text:p>97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7">
                <text:p>97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6">
                <text:p>86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">
                <text:p>82</text:p>
              </table:table-cell>
              <table:table-cell office:value-type="float" office:value="44.317">
                <text:p>44.3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">
                <text:p>71</text:p>
              </table:table-cell>
              <table:table-cell office:value-type="float" office:value="44.254">
                <text:p>44.2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">
                <text:p>71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">
                <text:p>71</text:p>
              </table:table-cell>
              <table:table-cell office:value-type="float" office:value="44.508">
                <text:p>44.5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1">
                <text:p>71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7">
                <text:p>77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7">
                <text:p>77</text:p>
              </table:table-cell>
              <table:table-cell office:value-type="float" office:value="44.762">
                <text:p>44.7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7">
                <text:p>77</text:p>
              </table:table-cell>
              <table:table-cell office:value-type="float" office:value="44.571">
                <text:p>44.5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2">
                <text:p>132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2">
                <text:p>132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7">
                <text:p>137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7">
                <text:p>11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7">
                <text:p>11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7">
                <text:p>117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7">
                <text:p>117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7">
                <text:p>117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7">
                <text:p>117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7">
                <text:p>117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7">
                <text:p>107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7">
                <text:p>107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7">
                <text:p>97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7">
                <text:p>97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7">
                <text:p>97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6">
                <text:p>86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2">
                <text:p>82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1">
                <text:p>71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">
                <text:p>71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">
                <text:p>71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">
                <text:p>71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7">
                <text:p>77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7">
                <text:p>77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7">
                <text:p>77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6">
                <text:p>126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6">
                <text:p>126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1">
                <text:p>13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1">
                <text:p>11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1">
                <text:p>11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1">
                <text:p>11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1">
                <text:p>111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1">
                <text:p>11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1">
                <text:p>11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1">
                <text:p>11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1">
                <text:p>101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1">
                <text:p>10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1">
                <text:p>9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1">
                <text:p>9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1">
                <text:p>9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6">
                <text:p>86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2">
                <text:p>82</text:p>
              </table:table-cell>
              <table:table-cell office:value-type="float" office:value="43.937">
                <text:p>43.9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1">
                <text:p>71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1">
                <text:p>71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1">
                <text:p>71</text:p>
              </table:table-cell>
              <table:table-cell office:value-type="float" office:value="44.127">
                <text:p>44.1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1">
                <text:p>71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7">
                <text:p>77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7">
                <text:p>77</text:p>
              </table:table-cell>
              <table:table-cell office:value-type="float" office:value="44.381">
                <text:p>44.38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7">
                <text:p>77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6">
                <text:p>126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6">
                <text:p>126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1">
                <text:p>13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1">
                <text:p>11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1">
                <text:p>11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1">
                <text:p>11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1">
                <text:p>111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1">
                <text:p>111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1">
                <text:p>11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1">
                <text:p>11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">
                <text:p>10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1">
                <text:p>101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1">
                <text:p>9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1">
                <text:p>9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1">
                <text:p>91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6">
                <text:p>86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2">
                <text:p>82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6">
                <text:p>66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6">
                <text:p>66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6">
                <text:p>66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6">
                <text:p>66</text:p>
              </table:table-cell>
              <table:table-cell office:value-type="float" office:value="44.063">
                <text:p>44.0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2">
                <text:p>72</text:p>
              </table:table-cell>
              <table:table-cell office:value-type="float" office:value="44.063">
                <text:p>44.0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2">
                <text:p>72</text:p>
              </table:table-cell>
              <table:table-cell office:value-type="float" office:value="44.063">
                <text:p>44.0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2">
                <text:p>72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1">
                <text:p>12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6">
                <text:p>126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1">
                <text:p>13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1">
                <text:p>11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1">
                <text:p>11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1">
                <text:p>11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1">
                <text:p>11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1">
                <text:p>11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1">
                <text:p>11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1">
                <text:p>111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">
                <text:p>101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1">
                <text:p>101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">
                <text:p>9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1">
                <text:p>9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1">
                <text:p>9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6">
                <text:p>86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2">
                <text:p>82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6">
                <text:p>66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6">
                <text:p>66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6">
                <text:p>66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6">
                <text:p>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2">
                <text:p>72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1">
                <text:p>12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1">
                <text:p>12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1">
                <text:p>13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1">
                <text:p>11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1">
                <text:p>11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1">
                <text:p>11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1">
                <text:p>11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1">
                <text:p>111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11">
                <text:p>111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1">
                <text:p>11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1">
                <text:p>101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1">
                <text:p>101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1">
                <text:p>9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1">
                <text:p>9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1">
                <text:p>9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6">
                <text:p>86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2">
                <text:p>82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6">
                <text:p>66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6">
                <text:p>66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6">
                <text:p>66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6">
                <text:p>6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2">
                <text:p>72</text:p>
              </table:table-cell>
              <table:table-cell office:value-type="float" office:value="43.873">
                <text:p>43.87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1">
                <text:p>121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1">
                <text:p>121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1">
                <text:p>13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1">
                <text:p>11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1">
                <text:p>11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1">
                <text:p>11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11">
                <text:p>11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11">
                <text:p>11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11">
                <text:p>11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11">
                <text:p>11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1">
                <text:p>10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1">
                <text:p>10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1">
                <text:p>9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1">
                <text:p>91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1">
                <text:p>91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6">
                <text:p>86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2">
                <text:p>82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6">
                <text:p>66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6">
                <text:p>66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6">
                <text:p>66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6">
                <text:p>66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2">
                <text:p>72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2">
                <text:p>72</text:p>
              </table:table-cell>
              <table:table-cell office:value-type="float" office:value="43.746">
                <text:p>43.7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2">
                <text:p>72</text:p>
              </table:table-cell>
              <table:table-cell office:value-type="float" office:value="43.619">
                <text:p>43.61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1">
                <text:p>131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1">
                <text:p>131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1">
                <text:p>13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11">
                <text:p>11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1">
                <text:p>11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11">
                <text:p>11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11">
                <text:p>11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1">
                <text:p>11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1">
                <text:p>11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1">
                <text:p>111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1">
                <text:p>10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1">
                <text:p>10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1">
                <text:p>9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1">
                <text:p>91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1">
                <text:p>91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6">
                <text:p>86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2">
                <text:p>82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6">
                <text:p>66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6">
                <text:p>66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6">
                <text:p>66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6">
                <text:p>66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2">
                <text:p>72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2">
                <text:p>72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2">
                <text:p>72</text:p>
              </table:table-cell>
              <table:table-cell office:value-type="float" office:value="43.429">
                <text:p>43.4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1">
                <text:p>121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1">
                <text:p>12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1">
                <text:p>121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">
                <text:p>101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">
                <text:p>101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">
                <text:p>101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1">
                <text:p>10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1">
                <text:p>10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1">
                <text:p>10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1">
                <text:p>10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1">
                <text:p>91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1">
                <text:p>9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1">
                <text:p>8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1">
                <text:p>8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1">
                <text:p>8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76">
                <text:p>76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2">
                <text:p>72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6">
                <text:p>66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6">
                <text:p>66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6">
                <text:p>66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6">
                <text:p>66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2">
                <text:p>72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2">
                <text:p>72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2">
                <text:p>72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1">
                <text:p>121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1">
                <text:p>121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21">
                <text:p>12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1">
                <text:p>101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1">
                <text:p>101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1">
                <text:p>101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1">
                <text:p>101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1">
                <text:p>10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1">
                <text:p>10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1">
                <text:p>10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1">
                <text:p>9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1">
                <text:p>91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1">
                <text:p>81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1">
                <text:p>8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1">
                <text:p>8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6">
                <text:p>76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2">
                <text:p>72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">
                <text:p>66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6">
                <text:p>66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6">
                <text:p>66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6">
                <text:p>66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2">
                <text:p>72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2">
                <text:p>72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2">
                <text:p>72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1">
                <text:p>12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1">
                <text:p>12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21">
                <text:p>121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1">
                <text:p>91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1">
                <text:p>91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1">
                <text:p>91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1">
                <text:p>91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1">
                <text:p>9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1">
                <text:p>91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1">
                <text:p>9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1">
                <text:p>8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1">
                <text:p>81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1">
                <text:p>81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1">
                <text:p>8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1">
                <text:p>8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6">
                <text:p>76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2">
                <text:p>72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6">
                <text:p>66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6">
                <text:p>66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6">
                <text:p>66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6">
                <text:p>66</text:p>
              </table:table-cell>
              <table:table-cell office:value-type="float" office:value="43.302">
                <text:p>43.30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2">
                <text:p>72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2">
                <text:p>72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2">
                <text:p>7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6">
                <text:p>106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6">
                <text:p>106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6">
                <text:p>106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1">
                <text:p>91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1">
                <text:p>91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1">
                <text:p>91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1">
                <text:p>91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1">
                <text:p>9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1">
                <text:p>9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1">
                <text:p>91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">
                <text:p>81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1">
                <text:p>81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1">
                <text:p>8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1">
                <text:p>81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1">
                <text:p>8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6">
                <text:p>76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6">
                <text:p>66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">
                <text:p>66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6">
                <text:p>66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6">
                <text:p>66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6">
                <text:p>66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2">
                <text:p>72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2">
                <text:p>72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2">
                <text:p>72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6">
                <text:p>106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6">
                <text:p>106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6">
                <text:p>106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1">
                <text:p>9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1">
                <text:p>9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1">
                <text:p>9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1">
                <text:p>9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1">
                <text:p>91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1">
                <text:p>9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1">
                <text:p>9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1">
                <text:p>8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1">
                <text:p>81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1">
                <text:p>81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1">
                <text:p>8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1">
                <text:p>81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6">
                <text:p>76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6">
                <text:p>66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6">
                <text:p>66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6">
                <text:p>66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6">
                <text:p>66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6">
                <text:p>66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2">
                <text:p>7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2">
                <text:p>7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2">
                <text:p>72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6">
                <text:p>96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6">
                <text:p>96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6">
                <text:p>96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1">
                <text:p>9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1">
                <text:p>9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1">
                <text:p>9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1">
                <text:p>9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1">
                <text:p>91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1">
                <text:p>91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1">
                <text:p>9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1">
                <text:p>8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1">
                <text:p>81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81">
                <text:p>81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81">
                <text:p>81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1">
                <text:p>81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">
                <text:p>76</text:p>
              </table:table-cell>
              <table:table-cell office:value-type="float" office:value="42.857">
                <text:p>42.85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6">
                <text:p>66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6">
                <text:p>66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6">
                <text:p>66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6">
                <text:p>66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6">
                <text:p>66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2">
                <text:p>72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2">
                <text:p>72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2">
                <text:p>72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1">
                <text:p>91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1">
                <text:p>91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1">
                <text:p>91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1">
                <text:p>9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1">
                <text:p>9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1">
                <text:p>9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1">
                <text:p>9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1">
                <text:p>91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1">
                <text:p>91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1">
                <text:p>9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1">
                <text:p>8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1">
                <text:p>81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1">
                <text:p>8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1">
                <text:p>8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1">
                <text:p>8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6">
                <text:p>76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">
                <text:p>66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">
                <text:p>66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">
                <text:p>66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">
                <text:p>66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">
                <text:p>66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2">
                <text:p>72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2">
                <text:p>72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2">
                <text:p>72</text:p>
              </table:table-cell>
              <table:table-cell office:value-type="float" office:value="42.603">
                <text:p>42.6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1">
                <text:p>91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1">
                <text:p>91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1">
                <text:p>91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1">
                <text:p>9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1">
                <text:p>9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1">
                <text:p>9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1">
                <text:p>9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1">
                <text:p>91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1">
                <text:p>91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1">
                <text:p>91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">
                <text:p>81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">
                <text:p>8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">
                <text:p>81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">
                <text:p>8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">
                <text:p>8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6">
                <text:p>76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6">
                <text:p>66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6">
                <text:p>66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6">
                <text:p>66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6">
                <text:p>66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6">
                <text:p>66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2">
                <text:p>72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2">
                <text:p>72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2">
                <text:p>72</text:p>
              </table:table-cell>
              <table:table-cell office:value-type="float" office:value="42.476">
                <text:p>42.47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1">
                <text:p>91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1">
                <text:p>91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1">
                <text:p>9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1">
                <text:p>9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1">
                <text:p>9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1">
                <text:p>9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1">
                <text:p>9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1">
                <text:p>91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1">
                <text:p>9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1">
                <text:p>91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1">
                <text:p>81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1">
                <text:p>81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1">
                <text:p>81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1">
                <text:p>8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1">
                <text:p>8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0">
                <text:p>40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0">
                <text:p>30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0">
                <text:p>30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0">
                <text:p>30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0">
                <text:p>30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0">
                <text:p>30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6">
                <text:p>36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6">
                <text:p>36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">
                <text:p>36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0">
                <text:p>50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0">
                <text:p>50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0">
                <text:p>50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0">
                <text:p>50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0">
                <text:p>50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0">
                <text:p>50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0">
                <text:p>50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0">
                <text:p>50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0">
                <text:p>50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0">
                <text:p>50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0">
                <text:p>40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0">
                <text:p>40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0">
                <text:p>40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0">
                <text:p>40</text:p>
              </table:table-cell>
              <table:table-cell office:value-type="float" office:value="42.73">
                <text:p>42.7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0">
                <text:p>40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0">
                <text:p>40</text:p>
              </table:table-cell>
              <table:table-cell office:value-type="float" office:value="43.492">
                <text:p>43.49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0">
                <text:p>30</text:p>
              </table:table-cell>
              <table:table-cell office:value-type="float" office:value="43.683">
                <text:p>43.68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0">
                <text:p>30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0">
                <text:p>30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0">
                <text:p>30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0">
                <text:p>30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0">
                <text:p>30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0">
                <text:p>30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0">
                <text:p>30</text:p>
              </table:table-cell>
              <table:table-cell office:value-type="float" office:value="43.556">
                <text:p>43.5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1">
                <text:p>71</text:p>
              </table:table-cell>
              <table:table-cell office:value-type="float" office:value="42.413">
                <text:p>42.4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1">
                <text:p>71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1">
                <text:p>71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1">
                <text:p>7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1">
                <text:p>7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1">
                <text:p>7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1">
                <text:p>7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1">
                <text:p>71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1">
                <text:p>7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1">
                <text:p>7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1">
                <text:p>6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1">
                <text:p>6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1">
                <text:p>6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1">
                <text:p>61</text:p>
              </table:table-cell>
              <table:table-cell office:value-type="float" office:value="42.667">
                <text:p>42.6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1">
                <text:p>61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1">
                <text:p>61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1">
                <text:p>51</text:p>
              </table:table-cell>
              <table:table-cell office:value-type="float" office:value="43.365">
                <text:p>43.3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1">
                <text:p>51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1">
                <text:p>51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1">
                <text:p>51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1">
                <text:p>51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1">
                <text:p>51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1">
                <text:p>51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1">
                <text:p>51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1">
                <text:p>71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1">
                <text:p>71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1">
                <text:p>7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1">
                <text:p>7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1">
                <text:p>7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1">
                <text:p>7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1">
                <text:p>7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1">
                <text:p>71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1">
                <text:p>71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1">
                <text:p>71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1">
                <text:p>61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1">
                <text:p>61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1">
                <text:p>61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1">
                <text:p>61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1">
                <text:p>6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1">
                <text:p>61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">
                <text:p>51</text:p>
              </table:table-cell>
              <table:table-cell office:value-type="float" office:value="43.238">
                <text:p>43.23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1">
                <text:p>5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1">
                <text:p>5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1">
                <text:p>5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1">
                <text:p>5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1">
                <text:p>5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1">
                <text:p>5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1">
                <text:p>51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1">
                <text:p>71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1">
                <text:p>7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1">
                <text:p>7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1">
                <text:p>7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1">
                <text:p>7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1">
                <text:p>7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1">
                <text:p>71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1">
                <text:p>71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1">
                <text:p>71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1">
                <text:p>71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5">
                <text:p>5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5">
                <text:p>5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5">
                <text:p>5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5">
                <text:p>55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5">
                <text:p>55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5">
                <text:p>55</text:p>
              </table:table-cell>
              <table:table-cell office:value-type="float" office:value="43.048">
                <text:p>43.0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5">
                <text:p>45</text:p>
              </table:table-cell>
              <table:table-cell office:value-type="float" office:value="43.175">
                <text:p>43.1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5">
                <text:p>45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5">
                <text:p>45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5">
                <text:p>45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5">
                <text:p>45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5">
                <text:p>45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5">
                <text:p>45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5">
                <text:p>45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5">
                <text:p>55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5">
                <text:p>55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5">
                <text:p>55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5">
                <text:p>55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5">
                <text:p>55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5">
                <text:p>55</text:p>
              </table:table-cell>
              <table:table-cell office:value-type="float" office:value="41.651">
                <text:p>41.65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5">
                <text:p>55</text:p>
              </table:table-cell>
              <table:table-cell office:value-type="float" office:value="41.46">
                <text:p>41.4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5">
                <text:p>55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5">
                <text:p>55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5">
                <text:p>55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5">
                <text:p>55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5">
                <text:p>55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5">
                <text:p>55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5">
                <text:p>55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5">
                <text:p>55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5">
                <text:p>45</text:p>
              </table:table-cell>
              <table:table-cell office:value-type="float" office:value="43.111">
                <text:p>43.1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5">
                <text:p>45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5">
                <text:p>45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5">
                <text:p>45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5">
                <text:p>45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5">
                <text:p>45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5">
                <text:p>45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5">
                <text:p>45</text:p>
              </table:table-cell>
              <table:table-cell office:value-type="float" office:value="42.921">
                <text:p>42.92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5">
                <text:p>55</text:p>
              </table:table-cell>
              <table:table-cell office:value-type="float" office:value="42.032">
                <text:p>42.03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5">
                <text:p>5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">
                <text:p>5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">
                <text:p>5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5">
                <text:p>5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5">
                <text:p>5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5">
                <text:p>5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5">
                <text:p>55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5">
                <text:p>55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5">
                <text:p>55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5">
                <text:p>55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5">
                <text:p>55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5">
                <text:p>55</text:p>
              </table:table-cell>
              <table:table-cell office:value-type="float" office:value="42.222">
                <text:p>42.22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5">
                <text:p>55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5">
                <text:p>55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5">
                <text:p>55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5">
                <text:p>45</text:p>
              </table:table-cell>
              <table:table-cell office:value-type="float" office:value="42.984">
                <text:p>42.98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5">
                <text:p>45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5">
                <text:p>45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5">
                <text:p>45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5">
                <text:p>45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5">
                <text:p>45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5">
                <text:p>45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5">
                <text:p>45</text:p>
              </table:table-cell>
              <table:table-cell office:value-type="float" office:value="42.794">
                <text:p>42.7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5">
                <text:p>5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5">
                <text:p>5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5">
                <text:p>5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5">
                <text:p>5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5">
                <text:p>5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5">
                <text:p>5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5">
                <text:p>5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5">
                <text:p>55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5">
                <text:p>55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5">
                <text:p>45</text:p>
              </table:table-cell>
              <table:table-cell office:value-type="float" office:value="42.54">
                <text:p>42.5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5">
                <text:p>45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5">
                <text:p>45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5">
                <text:p>45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5">
                <text:p>45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5">
                <text:p>45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5">
                <text:p>45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5">
                <text:p>45</text:p>
              </table:table-cell>
              <table:table-cell office:value-type="float" office:value="42.349">
                <text:p>42.34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5">
                <text:p>5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5">
                <text:p>5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5">
                <text:p>55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5">
                <text:p>55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5">
                <text:p>55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5">
                <text:p>55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5">
                <text:p>55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5">
                <text:p>5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5">
                <text:p>55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5">
                <text:p>55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">
                <text:p>45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">
                <text:p>45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">
                <text:p>45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">
                <text:p>45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">
                <text:p>45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">
                <text:p>45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">
                <text:p>45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">
                <text:p>45</text:p>
              </table:table-cell>
              <table:table-cell office:value-type="float" office:value="42.095">
                <text:p>42.09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5">
                <text:p>45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5">
                <text:p>45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5">
                <text:p>45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5">
                <text:p>45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5">
                <text:p>45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5">
                <text:p>4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5">
                <text:p>4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5">
                <text:p>4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5">
                <text:p>4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5">
                <text:p>4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5">
                <text:p>4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5">
                <text:p>4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5">
                <text:p>4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5">
                <text:p>45</text:p>
              </table:table-cell>
              <table:table-cell office:value-type="float" office:value="41.905">
                <text:p>41.9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5">
                <text:p>45</text:p>
              </table:table-cell>
              <table:table-cell office:value-type="float" office:value="42.286">
                <text:p>42.28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5">
                <text:p>45</text:p>
              </table:table-cell>
              <table:table-cell office:value-type="float" office:value="42.159">
                <text:p>42.15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5">
                <text:p>4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5">
                <text:p>4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5">
                <text:p>4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5">
                <text:p>4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5">
                <text:p>4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5">
                <text:p>4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5">
                <text:p>4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5">
                <text:p>45</text:p>
              </table:table-cell>
              <table:table-cell office:value-type="float" office:value="41.714">
                <text:p>41.71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5">
                <text:p>45</text:p>
              </table:table-cell>
              <table:table-cell office:value-type="float" office:value="41.778">
                <text:p>41.77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5">
                <text:p>45</text:p>
              </table:table-cell>
              <table:table-cell office:value-type="float" office:value="41.968">
                <text:p>41.96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5">
                <text:p>35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5">
                <text:p>35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5">
                <text:p>35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5">
                <text:p>35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0">
                <text:p>20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0">
                <text:p>20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0">
                <text:p>20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0">
                <text:p>20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0">
                <text:p>20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0">
                <text:p>20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0">
                <text:p>20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0">
                <text:p>20</text:p>
              </table:table-cell>
              <table:table-cell office:value-type="float" office:value="41.524">
                <text:p>41.52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0">
                <text:p>20</text:p>
              </table:table-cell>
              <table:table-cell office:value-type="float" office:value="41.27">
                <text:p>41.2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0">
                <text:p>20</text:p>
              </table:table-cell>
              <table:table-cell office:value-type="float" office:value="41.397">
                <text:p>41.39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">
                <text:p>9</text:p>
              </table:table-cell>
              <table:table-cell office:value-type="float" office:value="41.587">
                <text:p>41.58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9">
                <text:p>9</text:p>
              </table:table-cell>
              <table:table-cell office:value-type="float" office:value="41.841">
                <text:p>41.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